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08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bf00"/>
    </style:style>
    <style:style style:name="ce4" style:family="table-cell" style:parent-style-name="Default" style:data-style-name="N4">
      <style:text-properties style:font-name="Calibri" fo:font-size="11pt" style:font-size-asian="11pt" style:font-size-complex="11pt"/>
    </style:style>
    <style:style style:name="ce5" style:family="table-cell" style:parent-style-name="Default" style:data-style-name="N1"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ffbf00" fo:padding="0.071cm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#ffbf00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ce6"/>
        <table:table-column table:style-name="co5" table:default-cell-style-name="ce8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rc/main/java/net/sf/jabref/pdfimport/PdfImporter.java</text:p>
          </table:table-cell>
          <table:table-cell office:value-type="float" office:value="9" calcext:value-type="float">
            <text:p>9</text:p>
          </table:table-cell>
          <table:table-cell office:value-type="float" office:value="0.302631578947368" calcext:value-type="float">
            <text:p>0,30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rc/main/java/net/sf/jabref/logic/labelpattern/LabelPatternUtil.java</text:p>
          </table:table-cell>
          <table:table-cell office:value-type="float" office:value="9" calcext:value-type="float">
            <text:p>9</text:p>
          </table:table-cell>
          <table:table-cell office:value-type="float" office:value="0.0625" calcext:value-type="float">
            <text:p>0,06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collab/ChangeScanner.java</text:p>
          </table:table-cell>
          <table:table-cell office:value-type="float" office:value="9" calcext:value-type="float">
            <text:p>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importer/fetcher/IEEEXploreFetcher.java</text:p>
          </table:table-cell>
          <table:table-cell office:value-type="float" office:value="9" calcext:value-type="float">
            <text:p>9</text:p>
          </table:table-cell>
          <table:table-cell office:value-type="float" office:value="0.25609756097561" calcext:value-type="float">
            <text:p>0,2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sql/exporter/DatabaseExporter.java</text:p>
          </table:table-cell>
          <table:table-cell office:value-type="float" office:value="9" calcext:value-type="float">
            <text:p>9</text:p>
          </table:table-cell>
          <table:table-cell office:value-type="float" office:value="0.0253164556962025" calcext:value-type="float">
            <text:p>0,0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xmp/XMPUtil.java</text:p>
          </table:table-cell>
          <table:table-cell office:value-type="float" office:value="9" calcext:value-type="float">
            <text:p>9</text:p>
          </table:table-cell>
          <table:table-cell office:value-type="float" office:value="0.149253731343284" calcext:value-type="float">
            <text:p>0,15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external/DroppedFileHandler.java</text:p>
          </table:table-cell>
          <table:table-cell office:value-type="float" office:value="9" calcext:value-type="float">
            <text:p>9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gui/FindUnlinkedFil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ImportFormatReader.java</text:p>
          </table:table-cell>
          <table:table-cell office:value-type="float" office:value="9" calcext:value-type="float">
            <text:p>9</text:p>
          </table:table-cell>
          <table:table-cell office:value-type="float" office:value="0.4375" calcext:value-type="float">
            <text:p>0,44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gui/PreviewPanel.java</text:p>
          </table:table-cell>
          <table:table-cell office:value-type="float" office:value="9" calcext:value-type="float">
            <text:p>9</text:p>
          </table:table-cell>
          <table:table-cell office:value-type="float" office:value="0.202898550724638" calcext:value-type="float">
            <text:p>0,2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openoffice/OOBibStyle.java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openoffice/OOBibBase.java</text:p>
          </table:table-cell>
          <table:table-cell office:value-type="float" office:value="9" calcext:value-type="float">
            <text:p>9</text:p>
          </table:table-cell>
          <table:table-cell office:value-type="float" office:value="0.380281690140845" calcext:value-type="float">
            <text:p>0,3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ColumnsTab.java</text:p>
          </table:table-cell>
          <table:table-cell office:value-type="float" office:value="9" calcext:value-type="float">
            <text:p>9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Panel.java</text:p>
          </table:table-cell>
          <table:table-cell office:value-type="float" office:value="9" calcext:value-type="float">
            <text:p>9</text:p>
          </table:table-cell>
          <table:table-cell office:value-type="float" office:value="0.0735294117647059" calcext:value-type="float">
            <text:p>0,0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extInpu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.java</text:p>
          </table:table-cell>
          <table:table-cell office:value-type="float" office:value="9" calcext:value-type="float">
            <text:p>9</text:p>
          </table:table-cell>
          <table:table-cell office:value-type="float" office:value="0.0597014925373134" calcext:value-type="float">
            <text:p>0,0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StyleSelect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26760563380282" calcext:value-type="float">
            <text:p>0,1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SelectionListener.java</text:p>
          </table:table-cell>
          <table:table-cell office:value-type="float" office:value="9" calcext:value-type="float">
            <text:p>9</text:p>
          </table:table-cell>
          <table:table-cell office:value-type="float" office:value="0.0493827160493827" calcext:value-type="float">
            <text:p>0,05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.java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,3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625" calcext:value-type="float">
            <text:p>0,06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Result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147058823529412" calcext:value-type="float">
            <text:p>0,0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ustomization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tring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113924050632911" calcext:value-type="float">
            <text:p>0,1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SynchronizeFileField.java</text:p>
          </table:table-cell>
          <table:table-cell office:value-type="float" office:value="9" calcext:value-type="float">
            <text:p>9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nageKeywords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0483870967741936" calcext:value-type="float">
            <text:p>0,0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DatabaseAction.java</text:p>
          </table:table-cell>
          <table:table-cell office:value-type="float" office:value="9" calcext:value-type="float">
            <text:p>9</text:p>
          </table:table-cell>
          <table:table-cell office:value-type="float" office:value="0.0138888888888889" calcext:value-type="float">
            <text:p>0,0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.java</text:p>
          </table:table-cell>
          <table:table-cell office:value-type="float" office:value="9" calcext:value-type="float">
            <text:p>9</text:p>
          </table:table-cell>
          <table:table-cell office:value-type="float" office:value="0.102941176470588" calcext:value-type="float">
            <text:p>0,1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RightClickMenu.java</text:p>
          </table:table-cell>
          <table:table-cell office:value-type="float" office:value="9" calcext:value-type="float">
            <text:p>9</text:p>
          </table:table-cell>
          <table:table-cell office:value-type="float" office:value="0.179487179487179" calcext:value-type="float">
            <text:p>0,1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bproperties/DatabaseProperti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ferencesDialog.java</text:p>
          </table:table-cell>
          <table:table-cell office:value-type="float" office:value="9" calcext:value-type="float">
            <text:p>9</text:p>
          </table:table-cell>
          <table:table-cell office:value-type="float" office:value="0.0149253731343284" calcext:value-type="float">
            <text:p>0,0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MenuItem.ja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dvancedTab.java</text:p>
          </table:table-cell>
          <table:table-cell office:value-type="float" office:value="9" calcext:value-type="float">
            <text:p>9</text:p>
          </table:table-cell>
          <table:table-cell office:value-type="float" office:value="0.027027027027027" calcext:value-type="float">
            <text:p>0,03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UIGlobals.java</text:p>
          </table:table-cell>
          <table:table-cell office:value-type="float" office:value="9" calcext:value-type="float">
            <text:p>9</text:p>
          </table:table-cell>
          <table:table-cell office:value-type="float" office:value="0.138888888888889" calcext:value-type="float">
            <text:p>0,1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Format.java</text:p>
          </table:table-cell>
          <table:table-cell office:value-type="float" office:value="9" calcext:value-type="float">
            <text:p>9</text:p>
          </table:table-cell>
          <table:table-cell office:value-type="float" office:value="0.3125" calcext:value-type="float">
            <text:p>0,3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rc/main/java/net/sf/jabref/Globals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455445544554455" calcext:value-type="float">
            <text:p>0,46</text:p>
          </table:table-cell>
          <table:table-cell table:style-name="ce1" office:value-type="float" office:value="101" calcext:value-type="float">
            <text:p>1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4" calcext:value-type="float">
            <text:p>244</text:p>
          </table:table-cell>
          <table:table-cell table:style-name="ce9" office:value-type="float" office:value="244" calcext:value-type="float">
            <text:p>244</text:p>
          </table:table-cell>
        </table:table-row>
        <table:table-row table:style-name="ro1">
          <table:table-cell table:style-name="ce1" office:value-type="string" calcext:value-type="string">
            <text:p>src/main/java/net/sf/jabref/MetaData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689655172413793" calcext:value-type="float">
            <text:p>0,69</text:p>
          </table:table-cell>
          <table:table-cell table:style-name="ce1" office:value-type="float" office:value="87" calcext:value-type="float">
            <text:p>8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src/main/java/net/sf/jabref/importer/OpenDatabaseAction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296703296703297" calcext:value-type="float">
            <text:p>0,30</text:p>
          </table:table-cell>
          <table:table-cell table:style-name="ce1" office:value-type="float" office:value="91" calcext:value-type="float">
            <text:p>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src/main/java/net/sf/jabref/logic/bibtex/BibEntryWriter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218390804597701" calcext:value-type="float">
            <text:p>0,22</text:p>
          </table:table-cell>
          <table:table-cell table:style-name="ce1" office:value-type="float" office:value="87" calcext:value-type="float">
            <text:p>8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src/main/java/net/sf/jabref/model/entry/BibEntry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890756302521008" calcext:value-type="float">
            <text:p>0,89</text:p>
          </table:table-cell>
          <table:table-cell table:style-name="ce1" office:value-type="float" office:value="119" calcext:value-type="float">
            <text:p>1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src/main/java/net/sf/jabref/gui/maintable/MainTable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275510204081633" calcext:value-type="float">
            <text:p>0,28</text:p>
          </table:table-cell>
          <table:table-cell table:style-name="ce1" office:value-type="float" office:value="98" calcext:value-type="float">
            <text:p>9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rc/main/java/net/sf/jabref/gui/groups/GroupSelector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804347826086956" calcext:value-type="float">
            <text:p>0,80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rc/main/java/net/sf/jabref/gui/openoffice/OpenOfficePanel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237113402061856" calcext:value-type="float">
            <text:p>0,2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rc/main/java/net/sf/jabref/model/database/BibDatabase.java</text:p>
          </table:table-cell>
          <table:table-cell table:style-name="ce1" office:value-type="float" office:value="8" calcext:value-type="float">
            <text:p>8</text:p>
          </table:table-cell>
          <table:table-cell table:style-name="ce3" office:value-type="float" office:value="0.340659340659341" calcext:value-type="float">
            <text:p>0,3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EntryFromFileCrea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exporter/BibDatabaseWriter.java</text:p>
          </table:table-cell>
          <table:table-cell office:value-type="float" office:value="7" calcext:value-type="float">
            <text:p>7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exporter/FieldFormatterCleanups.java</text:p>
          </table:table-cell>
          <table:table-cell office:value-type="float" office:value="7" calcext:value-type="float">
            <text:p>7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importer/fileformat/FreeCit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util/io/FileUtil.java</text:p>
          </table:table-cell>
          <table:table-cell office:value-type="float" office:value="7" calcext:value-type="float">
            <text:p>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importer/fetcher/GoogleScholar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xmp/XMPSchemaBibtex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groups/GroupTreeNode.java</text:p>
          </table:table-cell>
          <table:table-cell office:value-type="float" office:value="7" calcext:value-type="float">
            <text:p>7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DatabaseFileLookup.java</text:p>
          </table:table-cell>
          <table:table-cell office:value-type="float" office:value="7" calcext:value-type="float">
            <text:p>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groups/SearchGroup.java</text:p>
          </table:table-cell>
          <table:table-cell office:value-type="float" office:value="7" calcext:value-type="float">
            <text:p>7</text:p>
          </table:table-cell>
          <table:table-cell office:value-type="float" office:value="0.282608695652174" calcext:value-type="float">
            <text:p>0,28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exporter/SaveSession.java</text:p>
          </table:table-cell>
          <table:table-cell office:value-type="float" office:value="7" calcext:value-type="float">
            <text:p>7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etcher/DOItoBibTeX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116279069767442" calcext:value-type="float">
            <text:p>0,1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EntryType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108108108108108" calcext:value-type="float">
            <text:p>0,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integrity/IntegrityCheck.java</text:p>
          </table:table-cell>
          <table:table-cell office:value-type="float" office:value="7" calcext:value-type="float">
            <text:p>7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CiteSeerX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540540540540541" calcext:value-type="float">
            <text:p>0,0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ScienceDirect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INSPIREFetcher.java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MedlinePlain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27906976744186" calcext:value-type="float">
            <text:p>0,2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ileformat/Ris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681818181818182" calcext:value-type="float">
            <text:p>0,0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bst/VM.java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,1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Handler.java</text:p>
          </table:table-cell>
          <table:table-cell office:value-type="float" office:value="7" calcext:value-type="float">
            <text:p>7</text:p>
          </table:table-cell>
          <table:table-cell office:value-type="float" office:value="0.0512820512820513" calcext:value-type="float">
            <text:p>0,0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sTree.java</text:p>
          </table:table-cell>
          <table:table-cell office:value-type="float" office:value="7" calcext:value-type="float">
            <text:p>7</text:p>
          </table:table-cell>
          <table:table-cell office:value-type="float" office:value="0.0789473684210526" calcext:value-type="float">
            <text:p>0,0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Entry.java</text:p>
          </table:table-cell>
          <table:table-cell office:value-type="float" office:value="7" calcext:value-type="float">
            <text:p>7</text:p>
          </table:table-cell>
          <table:table-cell office:value-type="float" office:value="0.0277777777777778" calcext:value-type="float">
            <text:p>0,0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Help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ameFormatterTab.java</text:p>
          </table:table-cell>
          <table:table-cell office:value-type="float" office:value="7" calcext:value-type="float">
            <text:p>7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lioscap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882352941176471" calcext:value-type="float">
            <text:p>0,0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TablePrefsTab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utoDetectPaths.java</text:p>
          </table:table-cell>
          <table:table-cell office:value-type="float" office:value="7" calcext:value-type="float">
            <text:p>7</text:p>
          </table:table-cell>
          <table:table-cell office:value-type="float" office:value="0.0930232558139535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MassSetField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.13953488372093" calcext:value-type="float">
            <text:p>0,1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EntryTableTransferHandl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AppearancePrefsTab.java</text:p>
          </table:table-cell>
          <table:table-cell office:value-type="float" office:value="7" calcext:value-type="float">
            <text:p>7</text:p>
          </table:table-cell>
          <table:table-cell office:value-type="float" office:value="0.0256410256410256" calcext:value-type="float">
            <text:p>0,0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Button.java</text:p>
          </table:table-cell>
          <table:table-cell office:value-type="float" office:value="7" calcext:value-type="float">
            <text:p>7</text:p>
          </table:table-cell>
          <table:table-cell office:value-type="float" office:value="1.05128205128205" calcext:value-type="float">
            <text:p>1,0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RepecNep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.java</text:p>
          </table:table-cell>
          <table:table-cell office:value-type="float" office:value="7" calcext:value-type="float">
            <text:p>7</text:p>
          </table:table-cell>
          <table:table-cell office:value-type="float" office:value="0.568181818181818" calcext:value-type="float">
            <text:p>0,5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TypeEntry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Endnote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LabelPatternPanel.java</text:p>
          </table:table-cell>
          <table:table-cell office:value-type="float" office:value="7" calcext:value-type="float">
            <text:p>7</text:p>
          </table:table-cell>
          <table:table-cell office:value-type="float" office:value="0.0434782608695652" calcext:value-type="float">
            <text:p>0,04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OUtil.java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itationManager.java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Manager.java</text:p>
          </table:table-cell>
          <table:table-cell office:value-type="float" office:value="7" calcext:value-type="float">
            <text:p>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ximport/FromAux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19512195121951" calcext:value-type="float">
            <text:p>0,2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Ovid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75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placeString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ambleEditor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uplicateSearch.java</text:p>
          </table:table-cell>
          <table:table-cell office:value-type="float" office:value="7" calcext:value-type="float">
            <text:p>7</text:p>
          </table:table-cell>
          <table:table-cell office:value-type="float" office:value="0.0697674418604651" calcext:value-type="float">
            <text:p>0,0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utoGroup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416666666666667" calcext:value-type="float">
            <text:p>0,4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MoveFile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FileLinksUpgradeWarning.java</text:p>
          </table:table-cell>
          <table:table-cell office:value-type="float" office:value="7" calcext:value-type="float">
            <text:p>7</text:p>
          </table:table-cell>
          <table:table-cell office:value-type="float" office:value="0.0444444444444444" calcext:value-type="float">
            <text:p>0,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AddRemove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SilverPlatterImporter.java</text:p>
          </table:table-cell>
          <table:table-cell office:value-type="float" office:value="7" calcext:value-type="float">
            <text:p>7</text:p>
          </table:table-cell>
          <table:table-cell office:value-type="float" office:value="0.0857142857142857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enFieldsCustomizer.java</text:p>
          </table:table-cell>
          <table:table-cell office:value-type="float" office:value="7" calcext:value-type="float">
            <text:p>7</text:p>
          </table:table-cell>
          <table:table-cell office:value-type="float" office:value="0.189189189189189" calcext:value-type="float">
            <text:p>0,1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Customization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Field.java</text:p>
          </table:table-cell>
          <table:table-cell office:value-type="float" office:value="7" calcext:value-type="float">
            <text:p>7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Emacs.java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yDOI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56410256410256" calcext:value-type="float">
            <text:p>0,2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xplicitGroup.java</text:p>
          </table:table-cell>
          <table:table-cell office:value-type="float" office:value="7" calcext:value-type="float">
            <text:p>7</text:p>
          </table:table-cell>
          <table:table-cell office:value-type="float" office:value="0.463414634146341" calcext:value-type="float">
            <text:p>0,4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uplicateResolver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347826086956522" calcext:value-type="float">
            <text:p>0,3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Vim.java</text:p>
          </table:table-cell>
          <table:table-cell office:value-type="float" office:value="7" calcext:value-type="float">
            <text:p>7</text:p>
          </table:table-cell>
          <table:table-cell office:value-type="float" office:value="0.275" calcext:value-type="float">
            <text:p>0,2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EntryEditor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.java</text:p>
          </table:table-cell>
          <table:table-cell office:value-type="float" office:value="7" calcext:value-type="float">
            <text:p>7</text:p>
          </table:table-cell>
          <table:table-cell office:value-type="float" office:value="0.212765957446808" calcext:value-type="float">
            <text:p>0,2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TreeCellRenderer.java</text:p>
          </table:table-cell>
          <table:table-cell office:value-type="float" office:value="7" calcext:value-type="float">
            <text:p>7</text:p>
          </table:table-cell>
          <table:table-cell office:value-type="float" office:value="0.171428571428571" calcext:value-type="float">
            <text:p>0,1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ToClipboard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entries/MergeEntriesDialog.java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SearchFixDuplicateLabels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FindFullText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utoLinkFilesAction.jav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indFullText.java</text:p>
          </table:table-cell>
          <table:table-cell office:value-type="float" office:value="7" calcext:value-type="float">
            <text:p>7</text:p>
          </table:table-cell>
          <table:table-cell office:value-type="float" office:value="0.162790697674419" calcext:value-type="float">
            <text:p>0,1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.java</text:p>
          </table:table-cell>
          <table:table-cell office:value-type="float" office:value="7" calcext:value-type="float">
            <text:p>7</text:p>
          </table:table-cell>
          <table:table-cell office:value-type="float" office:value="1.05263157894737" calcext:value-type="float">
            <text:p>1,0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IconTheme.java</text:p>
          </table:table-cell>
          <table:table-cell office:value-type="float" office:value="6" calcext:value-type="float">
            <text:p>6</text:p>
          </table:table-cell>
          <table:table-cell office:value-type="float" office:value="1.25" calcext:value-type="float">
            <text:p>1,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exporter/ExportFormats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main/java/net/sf/jabref/model/entry/InternalBibtexFields.java</text:p>
          </table:table-cell>
          <table:table-cell office:value-type="float" office:value="6" calcext:value-type="float">
            <text:p>6</text:p>
          </table:table-cell>
          <table:table-cell office:value-type="float" office:value="1.32" calcext:value-type="float">
            <text:p>1,3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logic/bibtex/LatexFieldFormatter.java</text:p>
          </table:table-cell>
          <table:table-cell office:value-type="float" office:value="6" calcext:value-type="float">
            <text:p>6</text:p>
          </table:table-cell>
          <table:table-cell office:value-type="float" office:value="0.0925925925925926" calcext:value-type="float">
            <text:p>0,0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logic/util/strings/StringUtil.java</text:p>
          </table:table-cell>
          <table:table-cell office:value-type="float" office:value="6" calcext:value-type="float">
            <text:p>6</text:p>
          </table:table-cell>
          <table:table-cell office:value-type="float" office:value="1.30909090909091" calcext:value-type="float">
            <text:p>1,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groups/KeywordGroup.java</text:p>
          </table:table-cell>
          <table:table-cell office:value-type="float" office:value="6" calcext:value-type="float">
            <text:p>6</text:p>
          </table:table-cell>
          <table:table-cell office:value-type="float" office:value="0.631578947368421" calcext:value-type="float">
            <text:p>0,6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importer/fetcher/ACMPortal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,2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model/entry/CustomEntryType.java</text:p>
          </table:table-cell>
          <table:table-cell office:value-type="float" office:value="6" calcext:value-type="float">
            <text:p>6</text:p>
          </table:table-cell>
          <table:table-cell office:value-type="float" office:value="0.509433962264151" calcext:value-type="float">
            <text:p>0,5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exporter/ExportFormat.java</text:p>
          </table:table-cell>
          <table:table-cell office:value-type="float" office:value="6" calcext:value-type="float">
            <text:p>6</text:p>
          </table:table-cell>
          <table:table-cell office:value-type="float" office:value="0.0816326530612245" calcext:value-type="float">
            <text:p>0,08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gui/desktop/JabRefDesktop.java</text:p>
          </table:table-cell>
          <table:table-cell office:value-type="float" office:value="6" calcext:value-type="float">
            <text:p>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layout/LayoutEntry.java</text:p>
          </table:table-cell>
          <table:table-cell office:value-type="float" office:value="6" calcext:value-type="float">
            <text:p>6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OAI2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0350877192982456" calcext:value-type="float">
            <text:p>0,0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.java</text:p>
          </table:table-cell>
          <table:table-cell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ileformat/PdfContent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ontentSelectorDialog2.java</text:p>
          </table:table-cell>
          <table:table-cell office:value-type="float" office:value="6" calcext:value-type="float">
            <text:p>6</text:p>
          </table:table-cell>
          <table:table-cell office:value-type="float" office:value="0.0408163265306122" calcext:value-type="float">
            <text:p>0,0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si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125" calcext:value-type="float">
            <text:p>0,13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ListEntryEditor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Bar.java</text:p>
          </table:table-cell>
          <table:table-cell office:value-type="float" office:value="6" calcext:value-type="float">
            <text:p>6</text:p>
          </table:table-cell>
          <table:table-cell office:value-type="float" office:value="2.03636363636364" calcext:value-type="float">
            <text:p>2,0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CustomizationDialog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.java</text:p>
          </table:table-cell>
          <table:table-cell office:value-type="float" office:value="6" calcext:value-type="float">
            <text:p>6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Tab.java</text:p>
          </table:table-cell>
          <table:table-cell office:value-type="float" office:value="6" calcext:value-type="float">
            <text:p>6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eneralTab.java</text:p>
          </table:table-cell>
          <table:table-cell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DownloadExternalFile.java</text:p>
          </table:table-cell>
          <table:table-cell office:value-type="float" office:value="6" calcext:value-type="float">
            <text:p>6</text:p>
          </table:table-cell>
          <table:table-cell office:value-type="float" office:value="0.0185185185185185" calcext:value-type="float">
            <text:p>0,02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eneralFetcher.java</text:p>
          </table:table-cell>
          <table:table-cell office:value-type="float" office:value="6" calcext:value-type="float">
            <text:p>6</text:p>
          </table:table-cell>
          <table:table-cell office:value-type="float" office:value="0.134615384615385" calcext:value-type="float">
            <text:p>0,13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FieldFormatterCleanupsPanel.java</text:p>
          </table:table-cell>
          <table:table-cell office:value-type="float" office:value="6" calcext:value-type="float">
            <text:p>6</text:p>
          </table:table-cell>
          <table:table-cell office:value-type="float" office:value="1.30769230769231" calcext:value-type="float">
            <text:p>1,3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atabaseImporter.java</text:p>
          </table:table-cell>
          <table:table-cell office:value-type="float" office:value="6" calcext:value-type="float">
            <text:p>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WriteXMP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viewPrefs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uplicateCheck.java</text:p>
          </table:table-cell>
          <table:table-cell office:value-type="float" office:value="6" calcext:value-type="float">
            <text:p>6</text:p>
          </table:table-cell>
          <table:table-cell office:value-type="float" office:value="0.0625" calcext:value-type="float">
            <text:p>0,0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.0178571428571429" calcext:value-type="float">
            <text:p>0,0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ppendDatabase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SendAsEMailAction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xternalTab.jav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rc/main/java/net/sf/jabref/JabRefPreferences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216326530612245" calcext:value-type="float">
            <text:p>0,22</text:p>
          </table:table-cell>
          <table:table-cell table:style-name="ce1" office:value-type="float" office:value="245" calcext:value-type="float">
            <text:p>245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452" calcext:value-type="float">
            <text:p>452</text:p>
          </table:table-cell>
          <table:table-cell table:style-name="ce9"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string" calcext:value-type="string">
            <text:p>src/main/java/net/sf/jabref/gui/BasePanel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36170212765957" calcext:value-type="float">
            <text:p>0,44</text:p>
          </table:table-cell>
          <table:table-cell table:style-name="ce1" office:value-type="float" office:value="282" calcext:value-type="float">
            <text:p>2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style-name="ce9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src/main/java/net/sf/jabref/gui/JabRefFrame.java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0.417417417417417" calcext:value-type="float">
            <text:p>0,42</text:p>
          </table:table-cell>
          <table:table-cell table:style-name="ce1" office:value-type="float" office:value="333" calcext:value-type="float">
            <text:p>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src/main/java/net/sf/jabref/importer/fileformat/BibtexParser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291666666666667" calcext:value-type="float">
            <text:p>0,29</text:p>
          </table:table-cell>
          <table:table-cell table:style-name="ce1" office:value-type="float" office:value="144" calcext:value-type="float">
            <text:p>14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rc/main/java/net/sf/jabref/gui/ImportInspectionDialog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28476821192053" calcext:value-type="float">
            <text:p>0,28</text:p>
          </table:table-cell>
          <table:table-cell table:style-name="ce1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rc/main/java/net/sf/jabref/gui/entryeditor/EntryEditor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0.178571428571429" calcext:value-type="float">
            <text:p>0,18</text:p>
          </table:table-cell>
          <table:table-cell table:style-name="ce1" office:value-type="float" office:value="196" calcext:value-type="float">
            <text:p>1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rc/main/java/net/sf/jabref/gui/groups/WarnAssignmentSideEffects.java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1.68072289156627" calcext:value-type="float">
            <text:p>1,68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.java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main/java/net/sf/jabref/logic/config/SaveOrderConfig.java</text:p>
          </table:table-cell>
          <table:table-cell office:value-type="float" office:value="3" calcext:value-type="float">
            <text:p>3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main/java/net/sf/jabref/specialfields/SpecialFieldsUtil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rc/main/java/net/sf/jabref/exporter/AutoSave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specialfields/Priority.java</text:p>
          </table:table-cell>
          <table:table-cell office:value-type="float" office:value="3" calcext:value-type="float">
            <text:p>3</text:p>
          </table:table-cell>
          <table:table-cell office:value-type="float" office:value="0.0434782608695652" calcext:value-type="float">
            <text:p>0,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main/java/net/sf/jabref/external/ExternalFileTyp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specialfields/ReadStatus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collab/EntryDelete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importer/EntryFromPDF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importer/EntryFromFileCreatorManag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collab/String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collab/Group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rc/main/java/net/sf/jabref/gui/FileListTableModel.java</text:p>
          </table:table-cell>
          <table:table-cell office:value-type="float" office:value="3" calcext:value-type="float">
            <text:p>3</text:p>
          </table:table-cell>
          <table:table-cell office:value-type="float" office:value="0.185185185185185" calcext:value-type="float">
            <text:p>0,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collab/StringName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collab/StringAdd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collab/EntryChang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importer/fetcher/ISBNtoBibTeX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cleanup/FieldFormatterCleanup.java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rc/main/java/net/sf/jabref/logic/layout/format/WrapFileLink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FetcherPreview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yout/format/Nam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etcher/DiVAtoBibTeX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89655172413793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bibtex/FieldContentParser.java</text:p>
          </table:table-cell>
          <table:table-cell office:value-type="float" office:value="3" calcext:value-type="float">
            <text:p>3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layout/format/LatexToUnicod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importer/fetcher/Medline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21875" calcext:value-type="float">
            <text:p>0,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HTMLChars.java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openoffice/OOPreFormatter.java</text:p>
          </table:table-cell>
          <table:table-cell office:value-type="float" office:value="3" calcext:value-type="float">
            <text:p>3</text:p>
          </table:table-cell>
          <table:table-cell office:value-type="float" office:value="0.0333333333333333" calcext:value-type="float">
            <text:p>0,0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yout/format/RTFChars.java</text:p>
          </table:table-cell>
          <table:table-cell office:value-type="float" office:value="3" calcext:value-type="float">
            <text:p>3</text:p>
          </table:table-cell>
          <table:table-cell office:value-type="float" office:value="0.0416666666666667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net/URLDownload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ADS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0625" calcext:value-type="float">
            <text:p>0,0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DBLPFetcher.java</text:p>
          </table:table-cell>
          <table:table-cell office:value-type="float" office:value="3" calcext:value-type="float">
            <text:p>3</text:p>
          </table:table-cell>
          <table:table-cell office:value-type="float" office:value="0.103448275862069" calcext:value-type="float">
            <text:p>0,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entryeditor/FieldExtraComponents.java</text:p>
          </table:table-cell>
          <table:table-cell office:value-type="float" office:value="3" calcext:value-type="float">
            <text:p>3</text:p>
          </table:table-cell>
          <table:table-cell office:value-type="float" office:value="0.193548387096774" calcext:value-type="float">
            <text:p>0,1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Listener.java</text:p>
          </table:table-cell>
          <table:table-cell office:value-type="float" office:value="3" calcext:value-type="float">
            <text:p>3</text:p>
          </table:table-cell>
          <table:table-cell office:value-type="float" office:value="0.0740740740740741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SetComponent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s.java</text:p>
          </table:table-cell>
          <table:table-cell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EntryEditorPrefs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ontSelector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JabRefCLI.java</text:p>
          </table:table-cell>
          <table:table-cell office:value-type="float" office:value="3" calcext:value-type="float">
            <text:p>3</text:p>
          </table:table-cell>
          <table:table-cell office:value-type="float" office:value="0.214285714285714" calcext:value-type="float">
            <text:p>0,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XmpPrefs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RegExpFileSearch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GrammarBasedSearchRule.java</text:p>
          </table:table-cell>
          <table:table-cell office:value-type="float" office:value="3" calcext:value-type="float">
            <text:p>3</text:p>
          </table:table-cell>
          <table:table-cell office:value-type="float" office:value="0.678571428571429" calcext:value-type="float">
            <text:p>0,6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Representa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OCalcDatabase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JSONEntryParser.java</text:p>
          </table:table-cell>
          <table:table-cell office:value-type="float" office:value="3" calcext:value-type="float">
            <text:p>3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CustomExpor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EntryTypes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NetworkTab.java</text:p>
          </table:table-cell>
          <table:table-cell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Monitor.java</text:p>
          </table:table-cell>
          <table:table-cell office:value-type="float" office:value="3" calcext:value-type="float">
            <text:p>3</text:p>
          </table:table-cell>
          <table:table-cell office:value-type="float" office:value="0.161290322580645" calcext:value-type="float">
            <text:p>0,1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ZipFileChoos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Marker.java</text:p>
          </table:table-cell>
          <table:table-cell office:value-type="float" office:value="3" calcext:value-type="float">
            <text:p>3</text:p>
          </table:table-cell>
          <table:table-cell office:value-type="float" office:value="0.032258064516129" calcext:value-type="float">
            <text:p>0,0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LabelPatternPref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NameFieldAutoCompleter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JTextAreaWithHighlighting.java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SQLUtil.java</text:p>
          </table:table-cell>
          <table:table-cell office:value-type="float" office:value="3" calcext:value-type="float">
            <text:p>3</text:p>
          </table:table-cell>
          <table:table-cell office:value-type="float" office:value="0.0606060606060606" calcext:value-type="float">
            <text:p>0,06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AbstractPushToApplication.java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DocumentSpreadsheet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ParserResult.java</text:p>
          </table:table-cell>
          <table:table-cell office:value-type="float" office:value="3" calcext:value-type="float">
            <text:p>3</text:p>
          </table:table-cell>
          <table:table-cell office:value-type="float" office:value="0.34375" calcext:value-type="float">
            <text:p>0,3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nspec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Copac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Column.java</text:p>
          </table:table-cell>
          <table:table-cell office:value-type="float" office:value="3" calcext:value-type="float">
            <text:p>3</text:p>
          </table:table-cell>
          <table:table-cell office:value-type="float" office:value="1.03846153846154" calcext:value-type="float">
            <text:p>1,0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TypeList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ContentSelec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labelpattern/ResolveDuplicateLabelDialog.java</text:p>
          </table:table-cell>
          <table:table-cell office:value-type="float" office:value="3" calcext:value-type="float">
            <text:p>3</text:p>
          </table:table-cell>
          <table:table-cell office:value-type="float" office:value="0.0357142857142857" calcext:value-type="float">
            <text:p>0,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leListEditorTransfer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OpenOfficeDocumentCre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TextArea.java</text:p>
          </table:table-cell>
          <table:table-cell office:value-type="float" office:value="3" calcext:value-type="float">
            <text:p>3</text:p>
          </table:table-cell>
          <table:table-cell office:value-type="float" office:value="0.09375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Types.java</text:p>
          </table:table-cell>
          <table:table-cell office:value-type="float" office:value="3" calcext:value-type="float">
            <text:p>3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ormats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EntryComparato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FieldTextMenu.java</text:p>
          </table:table-cell>
          <table:table-cell office:value-type="float" office:value="3" calcext:value-type="float">
            <text:p>3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yx.java</text:p>
          </table:table-cell>
          <table:table-cell office:value-type="float" office:value="3" calcext:value-type="float">
            <text:p>3</text:p>
          </table:table-cell>
          <table:table-cell office:value-type="float" office:value="0.46875" calcext:value-type="float">
            <text:p>0,4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bstractGroup.java</text:p>
          </table:table-cell>
          <table:table-cell office:value-type="float" office:value="3" calcext:value-type="float">
            <text:p>3</text:p>
          </table:table-cell>
          <table:table-cell office:value-type="float" office:value="0.241379310344828" calcext:value-type="float">
            <text:p>0,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FileSortTab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ExternalFileMenuItem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AddToGroup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Dialog.java</text:p>
          </table:table-cell>
          <table:table-cell office:value-type="float" office:value="3" calcext:value-type="float">
            <text:p>3</text:p>
          </table:table-cell>
          <table:table-cell office:value-type="float" office:value="1.13333333333333" calcext:value-type="float">
            <text:p>1,1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AutosaveStartupPrompter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edline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bstractAutoCompleter.java</text:p>
          </table:table-cell>
          <table:table-cell office:value-type="float" office:value="3" calcext:value-type="float">
            <text:p>3</text:p>
          </table:table-cell>
          <table:table-cell office:value-type="float" office:value="0.173913043478261" calcext:value-type="float">
            <text:p>0,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MarkEntries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FileHistoryMenu.java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Worker.ja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AllEntriesGroup.java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Handler.java</text:p>
          </table:table-cell>
          <table:table-cell office:value-type="float" office:value="3" calcext:value-type="float">
            <text:p>3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Component.java</text:p>
          </table:table-cell>
          <table:table-cell office:value-type="float" office:value="3" calcext:value-type="float">
            <text:p>3</text:p>
          </table:table-cell>
          <table:table-cell office:value-type="float" office:value="0.392857142857143" calcext:value-type="float">
            <text:p>0,3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BibTeXMLImp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Entry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Help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.538461538461539" calcext:value-type="float">
            <text:p>0,5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TransferableBibtexEntry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heckForNewEntryTypes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SBibExportFormat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All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TransferableFileLinkSele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Authors.java</text:p>
          </table:table-cell>
          <table:table-cell office:value-type="float" office:value="3" calcext:value-type="float">
            <text:p>3</text:p>
          </table:table-cell>
          <table:table-cell office:value-type="float" office:value="0.037037037037037" calcext:value-type="float">
            <text:p>0,0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AttachFileAction.jav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Finder.java</text:p>
          </table:table-cell>
          <table:table-cell office:value-type="float" office:value="3" calcext:value-type="float">
            <text:p>3</text:p>
          </table:table-cell>
          <table:table-cell office:value-type="float" office:value="0.290322580645161" calcext:value-type="float">
            <text:p>0,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ContentAutoCompleters.java</text:p>
          </table:table-cell>
          <table:table-cell office:value-type="float" office:value="3" calcext:value-type="float">
            <text:p>3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LatexEditor.java</text:p>
          </table:table-cell>
          <table:table-cell office:value-type="float" office:value="3" calcext:value-type="float">
            <text:p>3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WinEdt.java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EntrySorter.java</text:p>
          </table:table-cell>
          <table:table-cell office:value-type="float" office:value="3" calcext:value-type="float">
            <text:p>3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studio.java</text:p>
          </table:table-cell>
          <table:table-cell office:value-type="float" office:value="3" calcext:value-type="float">
            <text:p>3</text:p>
          </table:table-cell>
          <table:table-cell office:value-type="float" office:value="0.307692307692308" calcext:value-type="float">
            <text:p>0,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Rank.java</text:p>
          </table:table-cell>
          <table:table-cell office:value-type="float" office:value="2" calcext:value-type="float">
            <text:p>2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main/java/net/sf/jabref/sql/DBImportExport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exporter/CustomExportList.java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BibDatabaseContext.java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importer/CustomImportList.java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main/java/net/sf/jabref/collab/EntryAdd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main/java/net/sf/jabref/importer/UnlinkedFilesCrawl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pdfimport/Import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0476190476190476" calcext:value-type="float">
            <text:p>0,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StringRemove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collab/Preamble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specialfields/Quality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specialfields/Printed.java</text:p>
          </table:table-cell>
          <table:table-cell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specialfields/Relevanc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rc/main/java/net/sf/jabref/logic/layout/format/FileLink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sql/DBStrings.java</text:p>
          </table:table-cell>
          <table:table-cell office:value-type="float" office:value="2" calcext:value-type="float">
            <text:p>2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JabRefExecutorServic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collab/MetaData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belpattern/AbstractLabelPattern.java</text:p>
          </table:table-cell>
          <table:table-cell office:value-type="float" office:value="2" calcext:value-type="float">
            <text:p>2</text:p>
          </table:table-cell>
          <table:table-cell office:value-type="float" office:value="1.41176470588235" calcext:value-type="float">
            <text:p>1,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undo/UndoableInsert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gui/undo/UndoableInsert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CustomEntryTypesManager.java</text:p>
          </table:table-cell>
          <table:table-cell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importer/fileformat/Bibtex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176470588235294" calcext:value-type="float">
            <text:p>0,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sql/DatabaseUtil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util/OS.java</text:p>
          </table:table-cell>
          <table:table-cell office:value-type="float" office:value="2" calcext:value-type="float">
            <text:p>2</text:p>
          </table:table-cell>
          <table:table-cell office:value-type="float" office:value="0.705882352941176" calcext:value-type="float">
            <text:p>0,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undo/UndoableField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collab/Chang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groups/GroupTreeNodeViewModel.java</text:p>
          </table:table-cell>
          <table:table-cell office:value-type="float" office:value="2" calcext:value-type="float">
            <text:p>2</text:p>
          </table:table-cell>
          <table:table-cell office:value-type="float" office:value="1.58823529411765" calcext:value-type="float">
            <text:p>1,5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preftabs/ImportSettingsTab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GVK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Springer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etcher/DOAJFetcher.java</text:p>
          </table:table-cell>
          <table:table-cell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maintable/PersistenceTableColumn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JabRefMain.java</text:p>
          </table:table-cell>
          <table:table-cell office:value-type="float" office:value="2" calcext:value-type="float">
            <text:p>2</text:p>
          </table:table-cell>
          <table:table-cell office:value-type="float" office:value="0.105263157894737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groups/UndoableModifySubtree.java</text:p>
          </table:table-cell>
          <table:table-cell office:value-type="float" office:value="2" calcext:value-type="float">
            <text:p>2</text:p>
          </table:table-cell>
          <table:table-cell office:value-type="float" office:value="0.0588235294117647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model/entry/EntryUtil.java</text:p>
          </table:table-cell>
          <table:table-cell office:value-type="float" office:value="2" calcext:value-type="float">
            <text:p>2</text:p>
          </table:table-cell>
          <table:table-cell office:value-type="float" office:value="1.125" calcext:value-type="float">
            <text:p>1,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tsToLatex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Page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undo/UndoableRemove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undo/UndoableRemoveEntry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casechanger/ProtectTerm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210526315789474" calcext:value-type="float">
            <text:p>0,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model/entry/BibLatex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EmacsKeyBindin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GVKParser.java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Name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CaseChang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Support.java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SpecialMainTableColumn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rlDragDro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leanup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ColorSetupPanel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leDialog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ChangeDisplay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AddOrRemoveGroup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.java</text:p>
          </table:table-cell>
          <table:table-cell office:value-type="float" office:value="2" calcext:value-type="float">
            <text:p>2</text:p>
          </table:table-cell>
          <table:table-cell office:value-type="float" office:value="2.14285714285714" calcext:value-type="float">
            <text:p>2,1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rge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.4375" calcext:value-type="float">
            <text:p>0,4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tring.java</text:p>
          </table:table-cell>
          <table:table-cell office:value-type="float" office:value="2" calcext:value-type="float">
            <text:p>2</text:p>
          </table:table-cell>
          <table:table-cell office:value-type="float" office:value="0.625" calcext:value-type="float">
            <text:p>0,6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Database.java</text:p>
          </table:table-cell>
          <table:table-cell office:value-type="float" office:value="2" calcext:value-type="float">
            <text:p>2</text:p>
          </table:table-cell>
          <table:table-cell office:value-type="float" office:value="0.0952380952380952" calcext:value-type="float">
            <text:p>0,1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VerticalLabelUI.java</text:p>
          </table:table-cell>
          <table:table-cell office:value-type="float" office:value="2" calcext:value-type="float">
            <text:p>2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AdvancedCite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DOI.java</text:p>
          </table:table-cell>
          <table:table-cell office:value-type="float" office:value="2" calcext:value-type="float">
            <text:p>2</text:p>
          </table:table-cell>
          <table:table-cell office:value-type="float" office:value="0.368421052631579" calcext:value-type="float">
            <text:p>0,3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ersonNam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GrammarBasedSearchRuleDescrib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Repository.java</text:p>
          </table:table-cell>
          <table:table-cell office:value-type="float" office:value="2" calcext:value-type="float">
            <text:p>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namePdfCleanup.java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AI2Handl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Im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Parser.java</text:p>
          </table:table-cell>
          <table:table-cell office:value-type="float" office:value="2" calcext:value-type="float">
            <text:p>2</text:p>
          </table:table-cell>
          <table:table-cell office:value-type="float" office:value="0.0714285714285714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BibtexKeyPatternDialog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TransferableEntrySele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XMLCha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row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FileFilter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Action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SimpleUrlDragDro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Panel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idePa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Connect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EEETranEntryType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PdfXmp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PreventDraggingJTableHeader.java</text:p>
          </table:table-cell>
          <table:table-cell office:value-type="float" office:value="2" calcext:value-type="float">
            <text:p>2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Abbreviat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abbreviat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ListSynchronizer.java</text:p>
          </table:table-cell>
          <table:table-cell office:value-type="float" office:value="2" calcext:value-type="float">
            <text:p>2</text:p>
          </table:table-cell>
          <table:table-cell office:value-type="float" office:value="0.263157894736842" calcext:value-type="float">
            <text:p>0,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RegexBasedSearchRule.java</text:p>
          </table:table-cell>
          <table:table-cell office:value-type="float" office:value="2" calcext:value-type="float">
            <text:p>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ModsEx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ileformat/MsBibImporter.java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Assignment.java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ContainsAndRegexBasedSearchRuleDescriber.java</text:p>
          </table:table-cell>
          <table:table-cell office:value-type="float" office:value="2" calcext:value-type="float">
            <text:p>2</text:p>
          </table:table-cell>
          <table:table-cell office:value-type="float" office:value="0.0526315789473684" calcext:value-type="float">
            <text:p>0,0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DBLPHelp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BuildInfo.java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ionCommandLine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RemoveFromGroup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BibsonomyScrap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SubDataba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Updat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con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.java</text:p>
          </table:table-cell>
          <table:table-cell office:value-type="float" office:value="2" calcext:value-type="float">
            <text:p>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ortTabs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BibORDFAuthors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Default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,0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NewDatabase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333" calcext:value-type="float">
            <text:p>0,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NamesFormatter.java</text:p>
          </table:table-cell>
          <table:table-cell office:value-type="float" office:value="2" calcext:value-type="float">
            <text:p>2</text:p>
          </table:table-cell>
          <table:table-cell office:value-type="float" office:value="0.318181818181818" calcext:value-type="float">
            <text:p>0,3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FirstColumn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BibtexKeyAutoCompleter.java</text:p>
          </table:table-cell>
          <table:table-cell office:value-type="float" office:value="2" calcext:value-type="float">
            <text:p>2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li/AuxCommandLine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atabaseChangeListene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CrossRefEntryComparator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ManageJournalsAction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aseChangeMenu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ragDropPopupPane.java</text:p>
          </table:table-cell>
          <table:table-cell office:value-type="float" office:value="2" calcext:value-type="float">
            <text:p>2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Check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IExportFormat.java</text:p>
          </table:table-cell>
          <table:table-cell office:value-type="float" office:value="2" calcext:value-type="float">
            <text:p>2</text:p>
          </table:table-cell>
          <table:table-cell office:value-type="float" office:value="0.066666666666666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OIStrip.ja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main/java/net/sf/jabref/logic/cleanup/CleanupPreset.java</text:p>
          </table:table-cell>
          <table:table-cell office:value-type="float" office:value="1" calcext:value-type="float">
            <text:p>1</text:p>
          </table:table-cell>
          <table:table-cell office:value-type="float" office:value="3.11111111111111" calcext:value-type="float">
            <text:p>3,1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main/java/net/sf/jabref/gui/help/HelpFiles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main/java/net/sf/jabref/gui/undo/NamedCompoun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main/java/net/sf/jabref/logic/util/UpdateField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rc/main/java/net/sf/jabref/logic/net/Proxy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main/java/net/sf/jabref/specialfields/SpecialFieldValu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rc/main/java/net/sf/jabref/exporter/Sav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main/java/net/sf/jabref/sql/DBStrings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main/java/net/sf/jabref/external/ExternalFileTypes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main/java/net/sf/jabref/JabRefGUI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rc/main/java/net/sf/jabref/logic/journals/JournalAbbreviationLoader.java</text:p>
          </table:table-cell>
          <table:table-cell office:value-type="float" office:value="1" calcext:value-type="float">
            <text:p>1</text:p>
          </table:table-cell>
          <table:table-cell office:value-type="float" office:value="0.769230769230769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collab/InfoPan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main/java/net/sf/jabref/external/AutoSetLink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logic/util/date/TimeStamp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Defaul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rc/main/java/net/sf/jabref/specialfields/SpecialField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remote/Remote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util/date/EasyDate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util/io/FileHis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preferences/LastFocused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logic/util/Version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main/java/net/sf/jabref/gui/FileListEntry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logic/labelpattern/Global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rc/main/java/net/sf/jabref/cli/ArgumentProcess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TypedBibEntry.java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logic/cleanup/UpgradePdfPsToFile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gui/worker/Abstract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c/main/java/net/sf/jabref/importer/fetcher/CrossrefFetcherEvalu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undo/UndoableString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entryeditor/EntryEditorTab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JabRef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model/database/BibDatabaseMode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cleanup/FileLink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importer/EntryFromExternalFileCre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importer/fetcher/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gui/desktop/os/Native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rc/main/java/net/sf/jabref/logic/layout/format/RemoveLatexCommand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Lifecycle.java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ConvertLegacyExplicitGroup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actions/MnemonicAwar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pdfimport/Pdf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UnlinkedPDF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labelpattern/DatabaseLabelPatte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importer/fileformat/Pars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gui/BasePanel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main/java/net/sf/jabref/logic/openoffice/StyleLoader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Dat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undo/UndoablePreamble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gui/undo/CountingUndo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LatexCleanup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formatter/bibtexfields/NormalizeMonth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yout/format/RisAutho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layout/format/RisKeyword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importer/fetcher/PreviewEntryFe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exporter/Export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main/java/net/sf/jabref/logic/groups/TreeNode.java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importer/PostOpen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c/main/java/net/sf/jabref/logic/formatter/casechanger/CaseKeeperLi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HTMLUnicodeConversionMaps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List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UnicodeToReadable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RtfCharMa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Author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DataModel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Width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Postgre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Groups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/MySQ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PresetPanel.java</text:p>
          </table:table-cell>
          <table:table-cell office:value-type="float" office:value="1" calcext:value-type="float">
            <text:p>1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XmlCharsMap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Mappin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Version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texSing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aveOrderConfigDisplay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BibTeX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CrossRef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MonthUtil.java</text:p>
          </table:table-cell>
          <table:table-cell office:value-type="float" office:value="1" calcext:value-type="float">
            <text:p>1</text:p>
          </table:table-cell>
          <table:table-cell office:value-type="float" office:value="1.45454545454545" calcext:value-type="float">
            <text:p>1,4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OpenOfficeFileSearch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CustomImporter.java</text:p>
          </table:table-cell>
          <table:table-cell office:value-type="float" office:value="1" calcext:value-type="float">
            <text:p>1</text:p>
          </table:table-cell>
          <table:table-cell office:value-type="float" office:value="5.57142857142857" calcext:value-type="float">
            <text:p>5,5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rXiv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JabRefPreferences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PositionWindow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igrations/PreferencesMigr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rapLayou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ipBoard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editor/EntryEditorTab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Field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DropDow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NewVersion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Linux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osx/macadapter/MacAdapter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cienceDirect.java</text:p>
          </table:table-cell>
          <table:table-cell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UnicodeToLatex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Version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Observable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enus/ChangeEntryTypeMenu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Wor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IntegrityCheck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MoveFile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General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INSPIREBibtexFilterRea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xparser/AuxPars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ListAuto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aitForSaveOpera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CookieHandlerImp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Duplicatio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cleanup/CleanupActionsListModel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Reposito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Citation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journals/Abbrevia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JTextFieldChangeListener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MODSDatabase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Purif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IEE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ParsedFileFiel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laintextimport/TagToMarkedTextStore.java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NamesAuthors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Save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30769230769231" calcext:value-type="float">
            <text:p>0,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DoiResolution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RemoveBraces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BibLatex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ErrorConsol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Mod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hared/Protoco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ExportFileFilt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GetOpenOffic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ods/PageNumb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JTextFieldWithUnfocusedText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arserResultWarningDialog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Doi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minifier/MinifyNameLis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BibtexTextPrefix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RelativePaths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QuotedStringTokeniz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Key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dify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Windows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ContainBased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anguages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Move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Control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GoogleScholar.java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RtfSel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SpringerLink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Cach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ntenceAnalyz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BiblatexClean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AbstractParam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HtmlTransferab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SSNChec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PreviewPanelTransfer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URLUtil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BasedLo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FormatName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porter/VerifyingWri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OSX.java</text:p>
          </table:table-cell>
          <table:table-cell office:value-type="float" office:value="1" calcext:value-type="float">
            <text:p>1</text:p>
          </table:table-cell>
          <table:table-cell office:value-type="float" office:value="0.153846153846154" calcext:value-type="float">
            <text:p>0,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Ordin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OverlayPan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BibtexString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OrdinalsToSuperscrip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ate/DatePickerButt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GlobalSearch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GuiAppe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Low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28571428571429" calcext:value-type="float">
            <text:p>1,2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sPars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Identity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,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client/RemoteListenerCli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UndoableUn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StreamEavesdropp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ACS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CanonicalBibtex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Entries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Pas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Replac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desktop/os/DefaultDesktop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HTMLParagraph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ndo/UndoableChang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BExporterAndImpor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FileNameClea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TextPrefix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Tit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ChangeCase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onent/CheckBoxMess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integrity/IntegrityMessage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RankingFiel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WrapCont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ndsCommaReplac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ModeDetection.java</text:p>
          </table:table-cell>
          <table:table-cell office:value-type="float" office:value="1" calcext:value-type="float">
            <text:p>1</text:p>
          </table:table-cell>
          <table:table-cell office:value-type="float" office:value="0.846153846153846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Capitaliz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DatabaseSear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fetcher/EntryFetchers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HighlightMatchingGroup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Header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sHighlight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SXCompatibleToolbar.java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Sentence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casechanger/UpperCas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io/XML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Clear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bibtexfields/HtmlToUnicod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Converte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FieldProperti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fPlura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maintable/MainTableName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ompositeForma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NameLabe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MoveGroupChan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UndoableChangeEntriesOfGroup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journals/JournalAbbreviationsUtil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OpenBrowser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Purify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idthFun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FieldEditor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lobalFocus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143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Param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MimeTypeDetec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ogging/JabRefLogg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Journal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Texmaker.java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,8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RemoteListenerServerThread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pl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error/TeeStream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EntireField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Field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HandleDuplicateWarn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mote/JabRef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0769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Til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SearchMode.java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OrgSci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FocusReques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Iso690FormatDate.java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msbib/MSBibEntr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BibDatabas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FieldComparatorSt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entry/IdGene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LocalizationKe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Authentic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.java</text:p>
          </table:table-cell>
          <table:table-cell office:value-type="float" office:value="1" calcext:value-type="float">
            <text:p>1</text:p>
          </table:table-cell>
          <table:table-cell office:value-type="float" office:value="0.0833333333333333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push/PushToApplic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,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help/About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hangeTyp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fieldeditors/contextmenu/ConversionMenu.java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importer/DBImporterResult.java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ormatter/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HitOrMiss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La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CopyVersionToClipboard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Add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Whitespac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isMonth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pecialfields/SpecialFieldMenu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10n/Encoding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irstPag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In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net/MonitoredURLDownload.jav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tFound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net/ProxyRegister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AddComma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And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utocompleter/Auto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urrentDat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model/database/KeyColli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Or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BibtexEntry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sql/Datab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GroupHierarchy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Journal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MatcherSe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matchers/Not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RemoveBracket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SearchForUpdat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renderer/Complete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Defaul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util/strings/StringLength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keyboard/KeyBindingTable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um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r.java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BibEntryNotFoun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CreateDocBookEditor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util/comparator/IsMarke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Low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ToUpperCas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UndefinedCharacter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openoffice/UndefinedParagraphForma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F_FFAbb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Everything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groups/Group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search/matchers/SearchMatch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Abbr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FirstLa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OxfordComma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NatBi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fulltext/FullTextFind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bibtex/comparator/IdCompar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StringI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AuthorLastFirstAbbrevia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cleanup/CleanupJob.java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HT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FormatPagesForXM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format/NoSpaceBetweenAbbreviations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Chang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vent/EntryRemovedEvent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preftabs/PrefsTab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SearchQueryHighlight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UnknownExternalFileTyp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groups/UnsupportedVersion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autocompleter/AutoCompleteFirstNameMod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external/ConfirmCloseFileListEntryEdito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ConnectionLos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EntryContai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ImportInspector.java</text:p>
          </table:table-cell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openoffice/NoDocument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,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importer/OutputPrin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RemoteUtil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SearchRule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VM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actions/Bas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CallBack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collab/FileUpdateListen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remote/server/Message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search/rules/describer/SearchDescrib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bst/Warn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xmp/EncryptedPdfsNotSupportedException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logic/layout/ParamLayoutFormatter.ja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main/java/net/sf/jabref/gui/worker/Worker.jav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table:formula="of:=MEDIAN([.C2:.C737])" office:value-type="float" office:value="0.0363756613756614" calcext:value-type="float">
            <text:p>0,04</text:p>
          </table:table-cell>
          <table:table-cell table:style-name="ce5" table:formula="of:=AVERAGE([.D2:.D737])" office:value-type="float" office:value="22.7839673913043" calcext:value-type="float">
            <text:p>23</text:p>
          </table:table-cell>
          <table:table-cell table:number-columns-repeated="3"/>
        </table:table-row>
        <table:table-row table:style-name="ro1" table:number-rows-repeated="1047837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clusters.G1:clusters.G1048576">
            <calcext:color-scale>
              <calcext:color-scale-entry calcext:value="0" calcext:type="number" calcext:color="#00a933"/>
              <calcext:color-scale-entry calcext:value="1" calcext:type="number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lusters.A1:clusters.AMJ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urce-target-total" style:display-name="PageStyle_source-target-tot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02T15:12:51.101000000</dc:date>
    <meta:editing-duration>PT8M12S</meta:editing-duration>
    <meta:editing-cycles>1</meta:editing-cycles>
    <meta:document-statistic meta:table-count="1" meta:cell-count="5160" meta:object-count="0"/>
    <meta:generator>LibreOffice/7.0.3.1$Windows_X86_64 LibreOffice_project/d7547858d014d4cf69878db179d326fc3483e082</meta:generator>
  </office:meta>
</office:document-meta>
</file>